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erriweather" svg:font-family="merriweather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es" fo:country="E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language="es" fo:country="ES" fo:font-weight="bold"/>
    </style:style>
    <style:style style:name="P3" style:family="paragraph" style:parent-style-name="Standard">
      <style:paragraph-properties fo:text-align="start" style:justify-single-word="false"/>
      <style:text-properties style:font-name="Arial" fo:language="es" fo:country="ES"/>
    </style:style>
    <style:style style:name="P4" style:family="paragraph" style:parent-style-name="Standard">
      <style:paragraph-properties fo:text-align="start" style:justify-single-word="false"/>
      <style:text-properties style:font-name="Arial" fo:language="es" fo:country="ES" fo:font-weight="normal" style:font-weight-asian="normal" style:font-weight-complex="normal"/>
    </style:style>
    <style:style style:name="P5" style:family="paragraph" style:parent-style-name="Standard" style:list-style-name="L7">
      <style:paragraph-properties fo:text-align="start" style:justify-single-word="false"/>
      <style:text-properties style:font-name="Arial" fo:language="es" fo:country="ES" fo:font-weight="normal" style:font-weight-asian="normal" style:font-weight-complex="normal"/>
    </style:style>
    <style:style style:name="P6" style:family="paragraph" style:parent-style-name="Standard" style:list-style-name="L7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style:line-height-at-least="0.714cm" fo:text-align="start" style:justify-single-word="false" fo:orphans="2" fo:widows="2" fo:padding="0cm" fo:border="none"/>
      <style:text-properties fo:font-variant="normal" fo:text-transform="none" fo:color="#000000" style:font-name="merriweather" fo:font-size="13.5pt" fo:letter-spacing="normal" fo:font-style="normal" fo:font-weight="normal"/>
    </style:style>
    <style:style style:name="P8" style:family="paragraph" style:parent-style-name="Text_20_body" style:list-style-name="L6">
      <style:paragraph-properties fo:margin-top="0cm" fo:margin-bottom="0cm" style:line-height-at-least="0.714cm" fo:text-align="start" style:justify-single-word="false" fo:orphans="2" fo:widows="2" fo:padding="0cm" fo:border="none"/>
      <style:text-properties fo:font-variant="normal" fo:text-transform="none" fo:color="#000000" style:font-name="merriweather" fo:font-size="13.5pt" fo:letter-spacing="normal" fo:font-style="normal" fo:font-weight="normal"/>
    </style:style>
    <style:style style:name="P9" style:family="paragraph" style:parent-style-name="Text_20_body" style:list-style-name="L6">
      <style:paragraph-properties fo:margin-top="0cm" fo:margin-bottom="0cm" style:line-height-at-least="0.714cm" fo:text-align="start" style:justify-single-word="false" fo:orphans="2" fo:widows="2" fo:padding="0cm" fo:border="none"/>
      <style:text-properties style:font-name="Arial" fo:language="es" fo:country="ES" fo:font-weight="normal" style:font-weight-asian="normal" style:font-weight-complex="normal"/>
    </style:style>
    <style:style style:name="P10" style:family="paragraph" style:parent-style-name="Text_20_body" style:list-style-name="L6">
      <style:paragraph-properties style:line-height-at-least="0.714cm" fo:text-align="start" style:justify-single-word="false" fo:orphans="2" fo:widows="2" fo:padding="0cm" fo:border="none"/>
      <style:text-properties fo:font-variant="normal" fo:text-transform="none" fo:color="#000000" style:font-name="merriweather" fo:font-size="13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merriweather" fo:font-size="13.5pt" fo:letter-spacing="normal" fo:language="zxx" fo:country="none" fo:font-style="normal" fo:font-weight="normal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0000" fo:font-size="13.5pt" fo:letter-spacing="normal" fo:font-style="normal" fo:font-weight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</text:p>
      <text:p text:style-name="P3"/>
      <text:p text:style-name="P3">Mi nombre es Elissa Torres Miranda, desarrolladora de aplicaciones web FullStack en la provincia de Barcelona.</text:p>
      <text:p text:style-name="P3"><text:tab/><text:tab/><text:tab/><text:tab/><text:tab/><text:tab/><text:tab/></text:p>
      <text:p text:style-name="P3">Siempre he sentido un gran interés por la tecnología y la innovación. Desde que tengo memoria me ha entusiasmado la programación e incluso di mis primeros pasos con pequeñas aplicaciones en BASIC. Ya han pasado algunos años desde entonces y mi interés ha ido creciendo. Para mí todo era ¡Guau! y pasaba horas aprendiendo sobre programación, diseño, 3D,... todos los ámbitos me parecían emocionantes y hoy en día todavía sigo disfrutando con cada nuevo descubrimiento.</text:p>
      <text:p text:style-name="P3"/>
      <text:p text:style-name="P3">¡Me encantan los retos! Creo que me dan la oportunidad de seguir aprendiendo y mejorando en lo que me apasiona.</text:p>
      <text:p text:style-name="P3"/>
      <text:p text:style-name="P3">¿Algo más personal? Me considero una persona optimista, responsable y comprometida, aficionada a la lectura, la música y los animales. </text:p>
      <text:p text:style-name="P3"/>
      <text:p text:style-name="P3"/>
      <text:p text:style-name="P3"/>
      <text:p text:style-name="P2"><text:span text:style-name="T4">CENTRAL</text:span></text:p>
      <text:list xml:id="list4085330064548815899" text:style-name="L7">
        <text:list-item>
          <text:p text:style-name="P5">«Solo aquellos que se atreven a sufrir grandes fracasos son capaces de conseguir grandes éxitos». Will Smith.</text:p>
        </text:list-item>
        <text:list-item>
          <text:p text:style-name="P5">«Para tener éxito en la vida, tu deseo de vencer debe ser más grande que tu miedo a perder». Bill Cosby.</text:p>
        </text:list-item>
        <text:list-item>
          <text:p text:style-name="P6"><text:span text:style-name="T5">«Todo parece imposible hasta que se hace». Nelson Mandela.</text:span></text:p>
        </text:list-item>
      </text:list>
      <text:p text:style-name="P3"/>
      <text:p text:style-name="P3"/>
      <text:p text:style-name="P3"/>
      <text:p text:style-name="P3"><text:span text:style-name="T1">PROYECTOS</text:span></text:p>
      <text:p text:style-name="P1"/>
      <text:p text:style-name="P1">&gt;Portfolio</text:p>
      <text:p text:style-name="P4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erriweather" svg:font-family="merriweather"/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42S</meta:editing-duration>
    <meta:editing-cycles>11</meta:editing-cycles>
    <meta:generator>OpenOffice/4.1.4$Win32 OpenOffice.org_project/414m5$Build-9788</meta:generator>
    <dc:date>2022-08-14T00:51:16.84</dc:date>
    <dc:creator>Elissa ***</dc:creator>
    <meta:document-statistic meta:table-count="0" meta:image-count="0" meta:object-count="0" meta:page-count="1" meta:paragraph-count="12" meta:word-count="182" meta:character-count="1132"/>
    <meta:user-defined meta:name="Info 1"/>
    <meta:user-defined meta:name="Info 2"/>
    <meta:user-defined meta:name="Info 3"/>
    <meta:user-defined meta:name="Info 4"/>
  </office:meta>
</office:document-meta>
</file>